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3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f0f0" officeooo:paragraph-rsid="0012f0f0" fo:background-color="transparent" style:font-name-asian="Liberation Serif" style:font-name-complex="Liberation Serif"/>
    </style:style>
    <style:style style:name="P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2f0f0" fo:background-color="transparent" style:font-name-asian="Liberation Serif" style:font-name-complex="Liberation Serif"/>
    </style:style>
    <style:style style:name="T1" style:family="text">
      <style:text-properties officeooo:rsid="000fbe7b"/>
    </style:style>
    <style:style style:name="T2" style:family="text">
      <style:text-properties officeooo:rsid="0012f0f0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<text:span text:style-name="T2">05.11</text:span>.2018<text:line-break/>--------------------------------<text:line-break/></text:p>
      <text:p text:style-name="P1"><text:span text:style-name="T1">Fertiggestellt</text:span>:</text:p>
      <text:list xml:id="list3095302173" text:style-name="L1">
        <text:list-item>
          <text:p text:style-name="P4">Analyse der Pseudocodes </text:p>
        </text:list-item>
        <text:list-item>
          <text:p text:style-name="P4">Analyse des Programmdiagrammes</text:p>
        </text:list-item>
        <text:list-item>
          <text:p text:style-name="P4">Vorplanung für Umsetzung der Reihen</text:p>
        </text:list-item>
        <text:list-item>
          <text:p text:style-name="P4">Optimierung des Programmablaufes</text:p>
        </text:list-item>
        <text:list-item>
          <text:p text:style-name="P4">Evaluation der Implemtierung der Reihen</text:p>
        </text:list-item>
        <text:list-item>
          <text:p text:style-name="P4">Planung der Optimierung der Arbeitsspeichernutzung</text:p>
        </text:list-item>
      </text:list>
      <text:p text:style-name="P2">Ausstehend:</text:p>
      <text:list xml:id="list3931715797" text:style-name="L3">
        <text:list-item>
          <text:p text:style-name="P5"><text:span text:style-name="T2">Implementierung der Reihen</text:span><text:line-break/> <text:s text:c="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6:56:06.761000000</dc:date>
    <meta:editing-duration>PT11M42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0" meta:word-count="40" meta:character-count="340" meta:non-whitespace-character-count="310"/>
  </office:meta>
</office:document-meta>
</file>